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6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</style:style>
    <style:style style:name="P7" style:family="paragraph" style:parent-style-name="Text_20_body">
      <style:paragraph-properties fo:margin-left="3.75cm" fo:margin-right="0cm" fo:margin-top="0.18cm" fo:margin-bottom="0.18cm" loext:contextual-spacing="false" fo:line-height="100%" fo:text-align="justify" style:justify-single-word="false" fo:text-indent="0cm" style:auto-text-indent="false"/>
      <style:text-properties style:font-name="Times New Roman" fo:font-size="11pt" fo:font-style="italic"/>
    </style:style>
    <style:style style:name="P8" style:family="paragraph" style:parent-style-name="Text_20_body">
      <style:paragraph-properties fo:margin-left="2.12cm" fo:margin-right="0cm" fo:margin-top="0.18cm" fo:margin-bottom="0.18cm" loext:contextual-spacing="false" fo:line-height="100%" fo:text-align="justify" style:justify-single-word="false" fo:text-indent="0cm" style:auto-text-indent="false"/>
      <style:text-properties style:font-name="Times New Roman" fo:font-size="11pt"/>
    </style:style>
    <style:style style:name="T1" style:family="text">
      <style:text-properties fo:font-size="11pt"/>
    </style:style>
    <style:style style:name="T2" style:family="text">
      <style:text-properties fo:font-variant="normal" fo:text-transform="none" style:font-name="Times New Roman" fo:font-size="11pt" fo:font-style="normal" fo:font-weight="normal"/>
    </style:style>
    <style:style style:name="T3" style:family="text">
      <style:text-properties fo:font-variant="normal" fo:text-transform="none" style:font-name="Times New Roman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rata-se de execução penal em desfavor do apenado acima nominado, em que a Defesa pugnou pela retificação da GEP para fazer constar: 1) para o processo criminal nº 0000147-62.2009.8.20.0136, a pena de 1 ano e 8 meses de reclusão, substituída por restritivas de direitos, conforme acórdão redutor de evento 1.1, página 28 a 44, requerendo, ainda, a suspensão da pena até a progressão do apenado para o regime semiaberto; 2) a correção das frações dos crimes hediondos para fazer constar 2/5 para o primeiro processo de tráfico de drogas e 3/5 para o segundo; 3) pela manutenção de 1/6 para todos os crimes comuns <text:span text:style-name="T1">(evento 120).</text:span> </text:p>
      <text:p text:style-name="P1">Instado a se manifestar, o Ministério Público opinou pelo indeferimento da suspensão da pena referente ao processo criminal nº , e pela <text:span text:style-name="T1">aplicação global da lei que for mais favorável ao apenado (evento 123).</text:span></text:p>
      <text:p text:style-name="P1">Relatados.</text:p>
      <text:p text:style-name="P1">Com razão o Ministério Público.</text:p>
      <text:p text:style-name="P2">Inicialmente verifico que a exigência de 3/5 ou 60% (LEP, art. 112, VII) só cabe no caso de reincidência específica em crime hediondo, o que não é o caso.</text:p>
      <text:p text:style-name="P2">Registro que, embora tenha o apenado duas condenação por crime equiparado a hediondo, não há reincidência específica porque o segundo delito dessa natureza foi praticado antes do trânsito em julgado da primeira condenação por crime equiparado a hediondo.</text:p>
      <text:p text:style-name="P2">É o que decidiu o Superior Tribunal de Justiça ao julgar em 26/05/2021 o Recurso Especial representativo da controvérsia (REsp) 1910240/MG, sendo relator o Ministro ROGERIO SCHIETTI CRUZ, quando fixou a seguinte tese:</text:p>
      <text:p text:style-name="P7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5"><text:span text:style-name="T2">Como antes o percentual fora fixado em 3/5, dada ao que dispunha a lei 8.072/90, a nova redação do art. 112 da LEP se mostra como </text:span><text:span text:style-name="Emphasis"><text:span text:style-name="T2">novatio legis in mellius</text:span></text:span><text:span text:style-name="T2">, devendo ser aplicada.</text:span></text:p>
      <text:p text:style-name="P2">Assim, em relação ao crime hediondo, é de se aplicar o percentual de 40% (LEP, art. 112, V).</text:p>
      <text:p text:style-name="P2">Neste sentido:</text:p>
      <text:p text:style-name="P8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2">Aqui lembro que a súmula 501 do STJ veda a combinação de leis, ainda que em benefício ao apenado. </text:p>
      <text:p text:style-name="P4"><text:soft-page-break/>Ou seja, na escolha do percentual de 40%, seria impossível continuar a utilizar a fração de 1/6 para os crimes de natureza comum.</text:p>
      <text:p text:style-name="P1">No tocante ao processo criminal nº 0000147-62.2009.8.20.0136, observo que a decisão de evento 23 deixou de observar o acórdão redutor de evento 1.1 página 28 a 44, que reduziu a pena de 3 anos para 1 ano e 8 meses de reclusão, e substituiu por duas restritivas de direito.</text:p>
      <text:p text:style-name="P1">Sendo assim, a GEP merece correção neste ponto.</text:p>
      <text:p text:style-name="P1">Já quanto ao pedido de suspensão da pena, é de se notar que depois do trânsito em julgado do acórdão, o apenado veio a cometer outros dois crimes dolosos, nos quais foi condenado em regime fechado. </text:p>
      <text:p text:style-name="P3">Dispõe o art. 44, § 5º, do Código Penal que "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P3">De seu lado, a consolidada jurisprudência do Superior Tribunal de Justiça, interpretando tal dispositivo, afirma que " independentemente de a condenação à pena restritiva de direitos ser anterior ou posterior à sanção privativa de liberdade, a conversão ou não da pena restritiva de direitos em privativa de liberdade fica unicamente na dependência da compatibilidade de cumprimento simultâneo das sanções" (AgRg no REsp 1688238/MG, Rel. Ministro JOEL ILAN PACIORNIK, QUINTA TURMA, julgado em 25/06/2019, DJe 05/08/2019).</text:p>
      <text:p text:style-name="P3">No caso, o apenado cumpre atualmente pena de reclusão em regime fechado, não tendo como cumprir, de forma paralela, a pena de prestação de serviços à comunidade.</text:p>
      <text:p text:style-name="P6"><text:span text:style-name="T3">Isso posto, em razão do erro material no </text:span><text:span text:style-name="Emphasis"><text:span text:style-name="T3">quantum </text:span></text:span><text:span text:style-name="T3">da pena referente ao processo criminal nº 000147-62.2009.8.20.0136, </text:span><text:span text:style-name="T2">torno sem efeitos a decisão do evento 23 e </text:span><text:span text:style-name="Strong_20_Emphasis"><text:span text:style-name="T2">converto a pena restritiva de direitos em privativa de liberdade, </text:span></text:span><text:span text:style-name="T3"> </text:span><text:span text:style-name="T2">unificado-as em 24 (vinte e quatro) anos, 2 (dois) meses e  18 (dezoito) dias de reclusão, a ser cumprida em regime fechado, face ao saldo de pena. </text:span></text:p>
      <text:p text:style-name="P2">Determino ainda a retificação da GEP para fazer constar, na íntegra, a lei mais favorável ao apenado, ou seja, para aplicar os percentuais do pacote anticrime na seguinte forma: 40% para os crimes de tráfico de drogas, por se tratar de apenado primário em crime hediondo e 20% para os crimes de associação para o tráfico e tráfico privilegiado, por se tratar de apenado reincidente em crime cometido sem violência;</text:p>
      <text:p text:style-name="P1">P.R.I. Atualize-se a GEP. Ciência ao M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3:33:03.794000000</meta:creation-date>
    <dc:date>2022-07-29T13:37:13.047000000</dc:date>
    <meta:editing-duration>PT4M9S</meta:editing-duration>
    <meta:editing-cycles>1</meta:editing-cycles>
    <meta:document-statistic meta:table-count="0" meta:image-count="0" meta:object-count="0" meta:page-count="2" meta:paragraph-count="23" meta:word-count="970" meta:character-count="5957" meta:non-whitespace-character-count="5004"/>
    <meta:generator>LibreOffice/5.3.1.2$Windows_X86_64 LibreOffice_project/e80a0e0fd1875e1696614d24c32df0f95f03deb2</meta:generator>
  </office:meta>
</office:document-meta>
</file>